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45cm" svg:height="8.294cm" svg:x="0.355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0T14:56:29.972727243</dc:date>
    <meta:editing-duration>PT5M42S</meta:editing-duration>
    <meta:editing-cycles>25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46cm" svg:height="8.295cm" xlink:href="." xlink:type="simple" chart:class="chart:scatter" chart:style-name="ch1">
        <chart:plot-area chart:style-name="ch2" chart:data-source-has-labels="both" svg:x="0.294cm" svg:y="0.165cm" svg:width="14.158cm" svg:height="7.965cm">
          <chartooo:coordinate-region svg:x="0.836cm" svg:y="0.364cm" svg:width="13.522cm" svg:height="7.56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88371558587941">
                <text:p>-0.188371558587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562143943757173">
                <text:p>-0.562143943757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562143943757172">
                <text:p>-0.562143943757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27050983124838">
                <text:p>0.927050983124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562143943757177">
                <text:p>0.56214394375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2.78932945766476">
                <text:p>-2.78932945766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27050983124839">
                <text:p>-0.927050983124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562143943757173">
                <text:p>-0.562143943757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188371558587936">
                <text:p>-0.188371558587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188371558587932">
                <text:p>0.1883715585879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27050983124835">
                <text:p>0.9270509831248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27050983124849">
                <text:p>0.9270509831248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562143943757183">
                <text:p>0.5621439437571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188371558587931">
                <text:p>0.1883715585879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188371558587926">
                <text:p>-0.1883715585879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562143943757179">
                <text:p>-0.5621439437571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927050983124845">
                <text:p>-0.9270509831248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